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ardware design and implementation.</text:p>
      <text:p text:style-name="Standard"/>
      <text:p text:style-name="Standard">This phase covered from the first definitions and node specifications, to the system mounting and implementation. Goals:</text:p>
      <text:p text:style-name="Standard"/>
      <text:p text:style-name="Standard">• Requirements definition and general node specifications. Stablishment of constraints and design criteria.</text:p>
      <text:p text:style-name="Standard">• Radio wireless interfaces and other used components evaluation (microcontroller, serial interfaces...).</text:p>
      <text:p text:style-name="Standard">• Hardware full design. Selection of the components. Design adjustments and previous work verification. Layout design.</text:p>
      <text:p text:style-name="Standard">• Hardware platform implementation.</text:p>
      <text:p text:style-name="Standard"/>
      <text:p text:style-name="P1">Software design</text:p>
      <text:p text:style-name="P1"/>
      <text:p text:style-name="Standard">Once the hardware was operating, the work turned over the software. Goals:</text:p>
      <text:p text:style-name="Standard"/>
      <text:p text:style-name="Standard">• Full adaptation of the developed firmware to the hardware.</text:p>
      <text:p text:style-name="Standard">• Software implementation of required functions and application. Source code debugging.</text:p>
      <text:p text:style-name="Standard">• Generation of first documentation about the developed software modules.</text:p>
      <text:p text:style-name="Standard"/>
      <text:p text:style-name="P1">Tests and evaluation.</text:p>
      <text:p text:style-name="P1"/>
      <text:p text:style-name="Standard">Finally the proper operation of the device was evaluated and its results analysed.</text:p>
      <text:p text:style-name="Standard"/>
      <text:p text:style-name="Standard">• Fully integrated hardware and software test. Spectrum sensing, power consumption, autonomy and control, communication among nodes, connectivity to other devices, protocol stacks...</text:p>
      <text:p text:style-name="Standard">• Results interpretation and conclusions review. Statement of further studies and future development lines. Found problems evaluation.</text:p>
      <text:p text:style-name="Standard"/>
      <text:p text:style-name="Standard">Documentation generation.</text:p>
      <text:p text:style-name="Standard">Dissertation and other required documentation (wiki, papers, manuals, etc.) writing. Dissertation will be ellaborated under LATEX[11]. Review of the software documentation.</text:p>
      <text:p text:style-name="Standard"/>
      <text:p text:style-name="Standard"/>
      <text:p text:style-name="Standard"/>
      <text:p text:style-name="P2">OUTLINE</text:p>
      <text:p text:style-name="Standard"/>
      <text:p text:style-name="Standard">In Chapter 2 takes place a whole State-of-the-art review that introduces to terms as CR, CN, WSN, or CWSN. Current hardware and software implementations are studied and main features exposed. In Chapter 3 is made a review of the necessities and gaps unattended by current devices. Requirements and first conclusions to face the design are obtained. Chapter 4 covers the design proccess. Schematics, used components and design decissions are covered in detail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itillo </meta:initial-creator>
    <meta:creation-date>2013-10-07T01:50:55</meta:creation-date>
    <dc:date>2013-10-07T02:05:27</dc:date>
    <dc:creator>pitillo </dc:creator>
    <meta:editing-duration>PT6S</meta:editing-duration>
    <meta:editing-cycles>2</meta:editing-cycles>
    <meta:generator>LibreOffice/3.5$Linux_x86 LibreOffice_project/350m1$Build-2</meta:generator>
    <meta:document-statistic meta:table-count="0" meta:image-count="0" meta:object-count="0" meta:page-count="1" meta:paragraph-count="19" meta:word-count="263" meta:character-count="1935" meta:non-whitespace-character-count="1667"/>
  </office:meta>
</office:document-meta>
</file>